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1.325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106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1.651cm"/>
    </style:style>
    <style:style style:name="co12" style:family="table-column">
      <style:table-column-properties fo:break-before="auto" style:column-width="2.196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blockName</text:p>
          </table:table-cell>
          <table:table-cell office:value-type="string">
            <text:p>counter</text:p>
          </table:table-cell>
          <table:table-cell office:value-type="string">
            <text:p>targetPosition</text:p>
          </table:table-cell>
          <table:table-cell office:value-type="string">
            <text:p>setSize</text:p>
          </table:table-cell>
          <table:table-cell office:value-type="string">
            <text:p>isi</text:p>
          </table:table-cell>
          <table:table-cell office:value-type="string">
            <text:p>cueImg</text:p>
          </table:table-cell>
          <table:table-cell office:value-type="string">
            <text:p>uclc</text:p>
          </table:table-cell>
          <table:table-cell office:value-type="string">
            <text:p>congr</text:p>
          </table:table-cell>
          <table:table-cell office:value-type="string">
            <text:p>competing</text:p>
          </table:table-cell>
          <table:table-cell office:value-type="string">
            <text:p>previewOrNot</text:p>
          </table:table-cell>
          <table:table-cell office:value-type="string">
            <text:p>whichKey</text:p>
          </table:table-cell>
          <table:table-cell office:value-type="string">
            <text:p>keyStatus</text:p>
          </table:table-cell>
          <table:table-cell office:value-type="string">
            <text:p>rt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office:annotation draw:style-name="gr1" draw:text-style-name="P1" svg:width="2.899cm" svg:height="0.596cm" svg:x="21.149cm" svg:y="0cm" draw:caption-point-x="-0.61cm" draw:caption-point-y="0.456cm">
              <dc:date>2014-07-16T00:00:00</dc:date>
              <text:p text:style-name="P1">7=left, 1=right</text:p>
            </office:annotation>
            <text:p>1</text:p>
          </table:table-cell>
          <table:table-cell office:value-type="float" office:value="902">
            <text:p>902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48">
            <text:p>648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51">
            <text:p>451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</table:table-row>
        <table:table-row table:style-name="ro2">
          <table:table-cell office:value-type="string">
            <text:p>prc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0">
            <text:p>590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77">
            <text:p>777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</table:table-row>
        <table:table-row table:style-name="ro2">
          <table:table-cell office:value-type="string">
            <text:p>prc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3">
            <text:p>49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59">
            <text:p>165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81">
            <text:p>1181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29">
            <text:p>142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9">
            <text:p>100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1">
            <text:p>2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83">
            <text:p>178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8">
            <text:p>838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74">
            <text:p>47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75">
            <text:p>1575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8">
            <text:p>548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87">
            <text:p>887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7">
            <text:p>2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3">
            <text:p>3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54">
            <text:p>85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57">
            <text:p>1057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11">
            <text:p>1211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10">
            <text:p>1710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31">
            <text:p>931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9">
            <text:p>3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5">
            <text:p>4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3">
            <text:p>72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7">
            <text:p>1007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6">
            <text:p>706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96">
            <text:p>596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57">
            <text:p>1057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7">
            <text:p>5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1">
            <text:p>5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72">
            <text:p>672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57">
            <text:p>657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65">
            <text:p>1365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72">
            <text:p>1172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4">
            <text:p>51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73">
            <text:p>97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79">
            <text:p>57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44">
            <text:p>104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94">
            <text:p>1394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3">
            <text:p>6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58">
            <text:p>858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9">
            <text:p>6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48">
            <text:p>1148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043">
            <text:p>204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23">
            <text:p>823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08">
            <text:p>508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office:value-type="string">
            <text:p>block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71">
            <text:p>571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61">
            <text:p>861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10">
            <text:p>610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1">
            <text:p>8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2">
            <text:p>40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56">
            <text:p>95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12">
            <text:p>101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75">
            <text:p>7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79">
            <text:p>879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28">
            <text:p>628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32">
            <text:p>43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90">
            <text:p>890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5">
            <text:p>9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95">
            <text:p>99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3">
            <text:p>9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5">
            <text:p>77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7">
            <text:p>8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1">
            <text:p>9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54">
            <text:p>95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5">
            <text:p>54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32">
            <text:p>63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07">
            <text:p>1107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19">
            <text:p>619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5">
            <text:p>10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29">
            <text:p>429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1">
            <text:p>10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99">
            <text:p>9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3">
            <text:p>483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15">
            <text:p>91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96">
            <text:p>69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26">
            <text:p>112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03">
            <text:p>603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7">
            <text:p>11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1">
            <text:p>721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41">
            <text:p>741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55">
            <text:p>85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03">
            <text:p>603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32">
            <text:p>93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82">
            <text:p>1182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05">
            <text:p>605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7">
            <text:p>1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64">
            <text:p>96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97">
            <text:p>597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3">
            <text:p>12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64">
            <text:p>1464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29">
            <text:p>12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73">
            <text:p>1273</text:p>
          </table:table-cell>
        </table:table-row>
        <table:table-row table:style-name="ro2">
          <table:table-cell office:value-type="string">
            <text:p>block2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3">
            <text:p>14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63">
            <text:p>76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5">
            <text:p>100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5">
            <text:p>13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1">
            <text:p>14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14">
            <text:p>51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33">
            <text:p>13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3">
            <text:p>15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7">
            <text:p>14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3">
            <text:p>73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34">
            <text:p>63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01">
            <text:p>90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92">
            <text:p>892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49">
            <text:p>14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11">
            <text:p>111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35">
            <text:p>93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78">
            <text:p>1178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35">
            <text:p>83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9">
            <text:p>15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10">
            <text:p>910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64">
            <text:p>116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0">
            <text:p>710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613">
            <text:p>161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32">
            <text:p>732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53">
            <text:p>105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5">
            <text:p>16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7">
            <text:p>1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73">
            <text:p>87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49">
            <text:p>1049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1">
            <text:p>17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21">
            <text:p>112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03">
            <text:p>80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7">
            <text:p>17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13">
            <text:p>1013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04">
            <text:p>90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37">
            <text:p>437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79">
            <text:p>17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80">
            <text:p>680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44">
            <text:p>94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98">
            <text:p>598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81">
            <text:p>78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54">
            <text:p>1054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9">
            <text:p>18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block3</text:p>
          </table:table-cell>
          <table:table-cell office:value-type="float" office:value="185">
            <text:p>18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1">
            <text:p>20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3">
            <text:p>20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23">
            <text:p>1023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49">
            <text:p>749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20">
            <text:p>720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39">
            <text:p>439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5">
            <text:p>19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1">
            <text:p>48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91">
            <text:p>119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47">
            <text:p>847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5">
            <text:p>2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9">
            <text:p>489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7">
            <text:p>20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9">
            <text:p>2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16">
            <text:p>1016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3">
            <text:p>21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23">
            <text:p>1423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57">
            <text:p>957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5">
            <text:p>2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98">
            <text:p>89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1">
            <text:p>2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21">
            <text:p>52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94">
            <text:p>1094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97">
            <text:p>797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9">
            <text:p>21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7">
            <text:p>22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7">
            <text:p>1007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41">
            <text:p>84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52">
            <text:p>552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52">
            <text:p>852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17">
            <text:p>2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03">
            <text:p>803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1">
            <text:p>72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4">
            <text:p>494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1">
            <text:p>23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53">
            <text:p>853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60">
            <text:p>560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09">
            <text:p>609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58">
            <text:p>95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9">
            <text:p>23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7">
            <text:p>23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71">
            <text:p>107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5">
            <text:p>24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3">
            <text:p>24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93">
            <text:p>893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9">
            <text:p>24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6">
            <text:p>496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56">
            <text:p>1456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06">
            <text:p>1106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7">
            <text:p>2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19">
            <text:p>1419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</table:table-row>
        <table:table-row table:style-name="ro2">
          <table:table-cell office:value-type="string">
            <text:p>block4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59">
            <text:p>1159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7">
            <text:p>25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53">
            <text:p>1053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67">
            <text:p>146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71">
            <text:p>1171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13">
            <text:p>913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9">
            <text:p>2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3">
            <text:p>2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3">
            <text:p>2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1">
            <text:p>26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61">
            <text:p>761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95">
            <text:p>595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14">
            <text:p>914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3">
            <text:p>27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5">
            <text:p>2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9">
            <text:p>26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53">
            <text:p>753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1">
            <text:p>27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7">
            <text:p>26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56">
            <text:p>65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18">
            <text:p>1218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05">
            <text:p>505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1">
            <text:p>28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99">
            <text:p>1499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79">
            <text:p>27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13">
            <text:p>1513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7">
            <text:p>46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3">
            <text:p>2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17">
            <text:p>121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69">
            <text:p>1269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5">
            <text:p>28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66">
            <text:p>96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1">
            <text:p>29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5">
            <text:p>1005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967">
            <text:p>196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66">
            <text:p>146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7">
            <text:p>29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49">
            <text:p>1349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87">
            <text:p>68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33">
            <text:p>733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15">
            <text:p>915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34">
            <text:p>534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5">
            <text:p>2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5">
            <text:p>805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30">
            <text:p>113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299">
            <text:p>29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16">
            <text:p>91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9">
            <text:p>30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83">
            <text:p>883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11">
            <text:p>3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2">
            <text:p>732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7">
            <text:p>30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1">
            <text:p>30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1">
            <text:p>501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66">
            <text:p>766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3">
            <text:p>30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string">
            <text:p>block5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98">
            <text:p>798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89">
            <text:p>118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7">
            <text:p>31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656">
            <text:p>1656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3">
            <text:p>32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8">
            <text:p>818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9">
            <text:p>31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0">
            <text:p>77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5">
            <text:p>31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7">
            <text:p>67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3">
            <text:p>3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1">
            <text:p>32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66">
            <text:p>966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4">
            <text:p>32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10">
            <text:p>111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20">
            <text:p>142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9">
            <text:p>32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0">
            <text:p>74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3">
            <text:p>33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99">
            <text:p>89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03">
            <text:p>603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40">
            <text:p>44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1">
            <text:p>33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01">
            <text:p>1201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60">
            <text:p>236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5">
            <text:p>33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27">
            <text:p>32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04">
            <text:p>120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2">
            <text:p>70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37">
            <text:p>73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38">
            <text:p>538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9">
            <text:p>33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7">
            <text:p>34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0">
            <text:p>73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74">
            <text:p>77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71">
            <text:p>671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5">
            <text:p>34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9">
            <text:p>35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64">
            <text:p>76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62">
            <text:p>56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75">
            <text:p>775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5">
            <text:p>35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90">
            <text:p>69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7">
            <text:p>35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1">
            <text:p>35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3">
            <text:p>35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49">
            <text:p>3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7">
            <text:p>467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5">
            <text:p>36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29">
            <text:p>122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3">
            <text:p>36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9">
            <text:p>36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4">
            <text:p>54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054">
            <text:p>205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24">
            <text:p>724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79">
            <text:p>87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10">
            <text:p>910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9">
            <text:p>719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1">
            <text:p>36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</table:table-row>
        <table:table-row table:style-name="ro2">
          <table:table-cell office:value-type="string">
            <text:p>block6</text:p>
          </table:table-cell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2">
            <text:p>422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3">
            <text:p>37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77">
            <text:p>977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7">
            <text:p>37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65">
            <text:p>106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3">
            <text:p>38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5">
            <text:p>37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9">
            <text:p>37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22">
            <text:p>622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1">
            <text:p>38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6">
            <text:p>54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91">
            <text:p>991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93">
            <text:p>1293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80">
            <text:p>980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15">
            <text:p>101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3">
            <text:p>39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86">
            <text:p>98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7">
            <text:p>38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1">
            <text:p>39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28">
            <text:p>1328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9">
            <text:p>38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5">
            <text:p>39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23">
            <text:p>1023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1">
            <text:p>40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5">
            <text:p>40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48">
            <text:p>848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44">
            <text:p>1044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80">
            <text:p>1080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7">
            <text:p>39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7">
            <text:p>40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9">
            <text:p>749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9">
            <text:p>39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68">
            <text:p>668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11">
            <text:p>1111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7">
            <text:p>547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3">
            <text:p>40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4">
            <text:p>4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04">
            <text:p>1104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11">
            <text:p>511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1">
            <text:p>41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17">
            <text:p>617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2">
            <text:p>4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24">
            <text:p>624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7">
            <text:p>41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16">
            <text:p>101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5">
            <text:p>4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09">
            <text:p>40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3">
            <text:p>4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9">
            <text:p>41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18">
            <text:p>4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89">
            <text:p>589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25">
            <text:p>62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4">
            <text:p>4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32">
            <text:p>43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85">
            <text:p>1185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9">
            <text:p>42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79">
            <text:p>679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47">
            <text:p>1247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7">
            <text:p>42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1">
            <text:p>801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31">
            <text:p>43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3">
            <text:p>42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2">
            <text:p>4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0">
            <text:p>490</text:p>
          </table:table-cell>
        </table:table-row>
        <table:table-row table:style-name="ro2">
          <table:table-cell office:value-type="string">
            <text:p>block7</text:p>
          </table:table-cell>
          <table:table-cell office:value-type="float" office:value="425">
            <text:p>42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46">
            <text:p>94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7">
            <text:p>43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3">
            <text:p>44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8">
            <text:p>558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08">
            <text:p>808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20">
            <text:p>132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0">
            <text:p>44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3">
            <text:p>483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5">
            <text:p>43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61">
            <text:p>86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1">
            <text:p>44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46">
            <text:p>64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22">
            <text:p>142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3">
            <text:p>43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39">
            <text:p>43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2">
            <text:p>4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0">
            <text:p>48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36">
            <text:p>113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5">
            <text:p>45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5">
            <text:p>705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3">
            <text:p>45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5">
            <text:p>44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74">
            <text:p>97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1">
            <text:p>45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9">
            <text:p>44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10">
            <text:p>91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97">
            <text:p>697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81">
            <text:p>98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47">
            <text:p>44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80">
            <text:p>78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4">
            <text:p>48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6">
            <text:p>46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81">
            <text:p>88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41">
            <text:p>104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7">
            <text:p>45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52">
            <text:p>85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21">
            <text:p>132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59">
            <text:p>45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5">
            <text:p>46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7">
            <text:p>4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5">
            <text:p>47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01">
            <text:p>50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7">
            <text:p>47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42">
            <text:p>84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9">
            <text:p>47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62">
            <text:p>56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4">
            <text:p>71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82">
            <text:p>98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69">
            <text:p>4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6">
            <text:p>69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54">
            <text:p>65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1">
            <text:p>47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78">
            <text:p>47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32">
            <text:p>93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524">
            <text:p>152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53">
            <text:p>853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3">
            <text:p>48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90">
            <text:p>49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22">
            <text:p>522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71">
            <text:p>57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5">
            <text:p>48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19">
            <text:p>1019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753">
            <text:p>1753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9">
            <text:p>48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7">
            <text:p>627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4">
            <text:p>484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1">
            <text:p>48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3">
            <text:p>773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46">
            <text:p>846</text:p>
          </table:table-cell>
        </table:table-row>
        <table:table-row table:style-name="ro2">
          <table:table-cell office:value-type="string">
            <text:p>block8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1">
            <text:p>50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39">
            <text:p>63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4">
            <text:p>4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35">
            <text:p>93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5">
            <text:p>49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68">
            <text:p>96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3">
            <text:p>50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972">
            <text:p>1972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9">
            <text:p>49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75">
            <text:p>127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7">
            <text:p>49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68">
            <text:p>96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3">
            <text:p>49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39">
            <text:p>43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8">
            <text:p>49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74">
            <text:p>77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13">
            <text:p>1213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72">
            <text:p>972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3">
            <text:p>51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5">
            <text:p>50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2">
            <text:p>832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9">
            <text:p>5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23">
            <text:p>1523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8">
            <text:p>50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79">
            <text:p>57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5">
            <text:p>51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85">
            <text:p>58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1">
            <text:p>5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7">
            <text:p>55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72">
            <text:p>772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07">
            <text:p>50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64">
            <text:p>116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67">
            <text:p>66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9">
            <text:p>51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6">
            <text:p>5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94">
            <text:p>79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2">
            <text:p>52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285">
            <text:p>128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63">
            <text:p>563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7">
            <text:p>51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9">
            <text:p>51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7">
            <text:p>52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57">
            <text:p>75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1">
            <text:p>5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78">
            <text:p>57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3">
            <text:p>52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5">
            <text:p>52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8">
            <text:p>5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1">
            <text:p>53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2">
            <text:p>5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26">
            <text:p>1126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9">
            <text:p>53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73">
            <text:p>1573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3">
            <text:p>53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0">
            <text:p>5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7">
            <text:p>49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03">
            <text:p>803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55">
            <text:p>75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91">
            <text:p>1491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5">
            <text:p>53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37">
            <text:p>53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29">
            <text:p>52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9">
            <text:p>509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51">
            <text:p>55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2">
            <text:p>742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7">
            <text:p>54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4">
            <text:p>5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2">
            <text:p>712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5">
            <text:p>54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15">
            <text:p>615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36">
            <text:p>1136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1">
            <text:p>54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8">
            <text:p>508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3">
            <text:p>54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9">
            <text:p>54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4">
            <text:p>704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46">
            <text:p>54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string">
            <text:p>block9</text:p>
          </table:table-cell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8">
            <text:p>70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20">
            <text:p>62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6">
            <text:p>55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2">
            <text:p>482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5">
            <text:p>555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1">
            <text:p>561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7">
            <text:p>55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06">
            <text:p>806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3">
            <text:p>55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3">
            <text:p>56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262">
            <text:p>1262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68">
            <text:p>56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63">
            <text:p>763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5">
            <text:p>57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7">
            <text:p>567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1">
            <text:p>57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9">
            <text:p>56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45">
            <text:p>745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3">
            <text:p>573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44">
            <text:p>74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6">
            <text:p>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62">
            <text:p>462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98">
            <text:p>119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65">
            <text:p>5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0">
            <text:p>58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66">
            <text:p>766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95">
            <text:p>1195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8">
            <text:p>57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54">
            <text:p>65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3">
            <text:p>58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53">
            <text:p>1153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77">
            <text:p>57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7">
            <text:p>58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11">
            <text:p>91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5">
            <text:p>585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79">
            <text:p>77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1">
            <text:p>58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4">
            <text:p>5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06">
            <text:p>806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37">
            <text:p>637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9">
            <text:p>59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6">
            <text:p>1006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5">
            <text:p>59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03">
            <text:p>703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3">
            <text:p>59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36">
            <text:p>836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1">
            <text:p>591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89">
            <text:p>5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06">
            <text:p>1306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597">
            <text:p>597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48">
            <text:p>1048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7">
            <text:p>60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04">
            <text:p>50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21">
            <text:p>102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90">
            <text:p>1090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1">
            <text:p>60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27">
            <text:p>427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5">
            <text:p>60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3">
            <text:p>603</text:p>
          </table:table-cell>
          <table:table-cell table:number-columns-repeated="2"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11">
            <text:p>6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09">
            <text:p>909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9">
            <text:p>609</text:p>
          </table:table-cell>
          <table:table-cell table:number-columns-repeated="2"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691">
            <text:p>691</text:p>
          </table:table-cell>
        </table:table-row>
        <table:table-row table:style-name="ro2">
          <table:table-cell office:value-type="string">
            <text:p>block10</text:p>
          </table:table-cell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72">
            <text:p>11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4-07-16T15:04:27</dc:date>
    <dc:creator>yslin </dc:creator>
    <meta:editing-duration>PT11M52S</meta:editing-duration>
    <meta:editing-cycles>2</meta:editing-cycles>
    <meta:document-statistic meta:table-count="1" meta:cell-count="7969" meta:object-count="0"/>
  </office:meta>
</office:document-meta>
</file>